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ff"/>
    </style:style>
    <style:style style:name="ce3" style:family="table-cell" style:parent-style-name="Default">
      <style:table-cell-properties fo:background-color="#ff6666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ff6666"/>
      <style:text-properties fo:color="#000000"/>
    </style:style>
  </office:automatic-styles>
  <office:body>
    <office:spreadsheet>
      <table:calculation-settings table:automatic-find-labels="false"/>
      <table:table table:name="REPORT_BEFORE_AFTER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4"/>
        <table:table-column table:style-name="co3" table:default-cell-style-name="ce4"/>
        <table:table-column table:style-name="co4" table:number-columns-repeated="2" table:default-cell-style-name="Default"/>
        <table:table-column table:style-name="co2" table:default-cell-style-name="ce2"/>
        <table:table-column table:style-name="co3" table:default-cell-style-name="ce4"/>
        <table:table-row table:style-name="ro1">
          <table:table-cell table:style-name="ce1" office:value-type="string" calcext:value-type="string">
            <text:p>B_FEED</text:p>
          </table:table-cell>
          <table:table-cell table:style-name="ce1" office:value-type="string" calcext:value-type="string">
            <text:p>B_RPI VMAX</text:p>
          </table:table-cell>
          <table:table-cell table:style-name="ce3" office:value-type="string" calcext:value-type="string">
            <text:p>A_FEED</text:p>
          </table:table-cell>
          <table:table-cell table:style-name="ce3" office:value-type="string" calcext:value-type="string">
            <text:p>A_RPI VMAX</text:p>
          </table:table-cell>
          <table:table-cell table:number-columns-repeated="2"/>
          <table:table-cell table:style-name="ce1" office:value-type="string" calcext:value-type="string">
            <text:p>B_RPI VMAX</text:p>
          </table:table-cell>
          <table:table-cell table:style-name="ce3" office:value-type="string" calcext:value-type="string">
            <text:p>A_RPI VMAX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.09350349623" calcext:value-type="float">
            <text:p>12.093503496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09350349623" calcext:value-type="float">
            <text:p>12.093503496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.0834331453946" calcext:value-type="float">
            <text:p>10.083433145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.0834331453946" calcext:value-type="float">
            <text:p>10.0834331454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.291913317107" calcext:value-type="float">
            <text:p>15.291913317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.291913317107" calcext:value-type="float">
            <text:p>15.291913317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.89429075802262" calcext:value-type="float">
            <text:p>7.89429075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.89429075802262" calcext:value-type="float">
            <text:p>7.894290758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.2376584501969" calcext:value-type="float">
            <text:p>12.237658450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2376584501969" calcext:value-type="float">
            <text:p>12.237658450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12.09350349623" calcext:value-type="float">
            <text:p>12.093503496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09350349623" calcext:value-type="float">
            <text:p>12.093503496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10.0834331453946" calcext:value-type="float">
            <text:p>10.083433145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.0834331453946" calcext:value-type="float">
            <text:p>10.0834331454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15.291913317107" calcext:value-type="float">
            <text:p>15.291913317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.291913317107" calcext:value-type="float">
            <text:p>15.291913317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7.89429075802262" calcext:value-type="float">
            <text:p>7.89429075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.89429075802262" calcext:value-type="float">
            <text:p>7.894290758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12.2376584501969" calcext:value-type="float">
            <text:p>12.237658450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2376584501969" calcext:value-type="float">
            <text:p>12.237658450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12.09350349623" calcext:value-type="float">
            <text:p>12.093503496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09350349623" calcext:value-type="float">
            <text:p>12.093503496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10.0834331453946" calcext:value-type="float">
            <text:p>10.083433145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.0834331453946" calcext:value-type="float">
            <text:p>10.0834331454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15.291913317107" calcext:value-type="float">
            <text:p>15.291913317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.291913317107" calcext:value-type="float">
            <text:p>15.291913317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7.89429075802262" calcext:value-type="float">
            <text:p>7.89429075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.89429075802262" calcext:value-type="float">
            <text:p>7.894290758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12.2376584501969" calcext:value-type="float">
            <text:p>12.237658450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2376584501969" calcext:value-type="float">
            <text:p>12.237658450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12.09350349623" calcext:value-type="float">
            <text:p>12.093503496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09350349623" calcext:value-type="float">
            <text:p>12.093503496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10.0834331453946" calcext:value-type="float">
            <text:p>10.083433145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.0834331453946" calcext:value-type="float">
            <text:p>10.0834331454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15.291913317107" calcext:value-type="float">
            <text:p>15.291913317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.291913317107" calcext:value-type="float">
            <text:p>15.291913317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7.89429075802262" calcext:value-type="float">
            <text:p>7.89429075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.89429075802262" calcext:value-type="float">
            <text:p>7.894290758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12.2376584501969" calcext:value-type="float">
            <text:p>12.237658450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2376584501969" calcext:value-type="float">
            <text:p>12.237658450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12.09350349623" calcext:value-type="float">
            <text:p>12.093503496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09350349623" calcext:value-type="float">
            <text:p>12.093503496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10.0834331453946" calcext:value-type="float">
            <text:p>10.083433145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.0834331453946" calcext:value-type="float">
            <text:p>10.0834331454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15.291913317107" calcext:value-type="float">
            <text:p>15.291913317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.291913317107" calcext:value-type="float">
            <text:p>15.291913317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7.89429075802262" calcext:value-type="float">
            <text:p>7.89429075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.89429075802262" calcext:value-type="float">
            <text:p>7.894290758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12.2376584501969" calcext:value-type="float">
            <text:p>12.237658450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2376584501969" calcext:value-type="float">
            <text:p>12.237658450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12.09350349623" calcext:value-type="float">
            <text:p>12.093503496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09350349623" calcext:value-type="float">
            <text:p>12.093503496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10.0834331453946" calcext:value-type="float">
            <text:p>10.083433145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.0834331453946" calcext:value-type="float">
            <text:p>10.0834331454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15.291913317107" calcext:value-type="float">
            <text:p>15.291913317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.291913317107" calcext:value-type="float">
            <text:p>15.291913317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7.89429075802262" calcext:value-type="float">
            <text:p>7.89429075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.89429075802262" calcext:value-type="float">
            <text:p>7.894290758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12.2376584501969" calcext:value-type="float">
            <text:p>12.237658450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2376584501969" calcext:value-type="float">
            <text:p>12.237658450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12.09350349623" calcext:value-type="float">
            <text:p>12.093503496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09350349623" calcext:value-type="float">
            <text:p>12.093503496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10.0834331453946" calcext:value-type="float">
            <text:p>10.083433145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.0834331453946" calcext:value-type="float">
            <text:p>10.0834331454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15.291913317107" calcext:value-type="float">
            <text:p>15.291913317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.291913317107" calcext:value-type="float">
            <text:p>15.291913317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7.89429075802262" calcext:value-type="float">
            <text:p>7.89429075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.89429075802262" calcext:value-type="float">
            <text:p>7.894290758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12.2376584501969" calcext:value-type="float">
            <text:p>12.237658450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2376584501969" calcext:value-type="float">
            <text:p>12.237658450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12.09350349623" calcext:value-type="float">
            <text:p>12.093503496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09350349623" calcext:value-type="float">
            <text:p>12.093503496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10.0834331453946" calcext:value-type="float">
            <text:p>10.083433145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.0834331453946" calcext:value-type="float">
            <text:p>10.0834331454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15.291913317107" calcext:value-type="float">
            <text:p>15.291913317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.291913317107" calcext:value-type="float">
            <text:p>15.291913317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7.89429075802262" calcext:value-type="float">
            <text:p>7.89429075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.89429075802262" calcext:value-type="float">
            <text:p>7.894290758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12.2376584501969" calcext:value-type="float">
            <text:p>12.237658450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2376584501969" calcext:value-type="float">
            <text:p>12.237658450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12.09350349623" calcext:value-type="float">
            <text:p>12.093503496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09350349623" calcext:value-type="float">
            <text:p>12.093503496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10.0834331453946" calcext:value-type="float">
            <text:p>10.083433145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.0834331453946" calcext:value-type="float">
            <text:p>10.0834331454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15.291913317107" calcext:value-type="float">
            <text:p>15.291913317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.291913317107" calcext:value-type="float">
            <text:p>15.291913317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7.89429075802262" calcext:value-type="float">
            <text:p>7.89429075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.89429075802262" calcext:value-type="float">
            <text:p>7.894290758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12.2376584501969" calcext:value-type="float">
            <text:p>12.237658450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2376584501969" calcext:value-type="float">
            <text:p>12.237658450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12.09350349623" calcext:value-type="float">
            <text:p>12.093503496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09350349623" calcext:value-type="float">
            <text:p>12.093503496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10.0834331453946" calcext:value-type="float">
            <text:p>10.083433145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.0834331453946" calcext:value-type="float">
            <text:p>10.0834331454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15.291913317107" calcext:value-type="float">
            <text:p>15.291913317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.291913317107" calcext:value-type="float">
            <text:p>15.291913317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7.89429075802262" calcext:value-type="float">
            <text:p>7.89429075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.89429075802262" calcext:value-type="float">
            <text:p>7.894290758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12.2376584501969" calcext:value-type="float">
            <text:p>12.237658450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2376584501969" calcext:value-type="float">
            <text:p>12.237658450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2.09350349623" calcext:value-type="float">
            <text:p>12.093503496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09350349623" calcext:value-type="float">
            <text:p>12.093503496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0.0834331453946" calcext:value-type="float">
            <text:p>10.083433145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.0834331453946" calcext:value-type="float">
            <text:p>10.0834331454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5.291913317107" calcext:value-type="float">
            <text:p>15.291913317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.291913317107" calcext:value-type="float">
            <text:p>15.291913317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.89429075802262" calcext:value-type="float">
            <text:p>7.89429075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.89429075802262" calcext:value-type="float">
            <text:p>7.894290758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2.2376584501969" calcext:value-type="float">
            <text:p>12.237658450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2376584501969" calcext:value-type="float">
            <text:p>12.237658450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12.09350349623" calcext:value-type="float">
            <text:p>12.093503496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09350349623" calcext:value-type="float">
            <text:p>12.093503496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10.0834331453946" calcext:value-type="float">
            <text:p>10.083433145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.0834331453946" calcext:value-type="float">
            <text:p>10.0834331454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15.291913317107" calcext:value-type="float">
            <text:p>15.291913317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.291913317107" calcext:value-type="float">
            <text:p>15.291913317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7.89429075802262" calcext:value-type="float">
            <text:p>7.89429075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.89429075802262" calcext:value-type="float">
            <text:p>7.894290758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12.2376584501969" calcext:value-type="float">
            <text:p>12.237658450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2376584501969" calcext:value-type="float">
            <text:p>12.237658450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12.09350349623" calcext:value-type="float">
            <text:p>12.093503496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09350349623" calcext:value-type="float">
            <text:p>12.093503496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10.0834331453946" calcext:value-type="float">
            <text:p>10.083433145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.0834331453946" calcext:value-type="float">
            <text:p>10.0834331454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15.291913317107" calcext:value-type="float">
            <text:p>15.291913317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.291913317107" calcext:value-type="float">
            <text:p>15.291913317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7.89429075802262" calcext:value-type="float">
            <text:p>7.89429075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.89429075802262" calcext:value-type="float">
            <text:p>7.894290758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12.2376584501969" calcext:value-type="float">
            <text:p>12.237658450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2376584501969" calcext:value-type="float">
            <text:p>12.237658450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12.09350349623" calcext:value-type="float">
            <text:p>12.093503496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09350349623" calcext:value-type="float">
            <text:p>12.093503496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10.0834331453946" calcext:value-type="float">
            <text:p>10.083433145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.0834331453946" calcext:value-type="float">
            <text:p>10.0834331454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15.291913317107" calcext:value-type="float">
            <text:p>15.291913317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.291913317107" calcext:value-type="float">
            <text:p>15.291913317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7.89429075802262" calcext:value-type="float">
            <text:p>7.89429075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.89429075802262" calcext:value-type="float">
            <text:p>7.894290758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12.2376584501969" calcext:value-type="float">
            <text:p>12.237658450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2376584501969" calcext:value-type="float">
            <text:p>12.237658450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12.09350349623" calcext:value-type="float">
            <text:p>12.093503496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09350349623" calcext:value-type="float">
            <text:p>12.093503496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10.0834331453946" calcext:value-type="float">
            <text:p>10.083433145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.0834331453946" calcext:value-type="float">
            <text:p>10.0834331454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15.291913317107" calcext:value-type="float">
            <text:p>15.291913317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.291913317107" calcext:value-type="float">
            <text:p>15.291913317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7.89429075802262" calcext:value-type="float">
            <text:p>7.89429075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.89429075802262" calcext:value-type="float">
            <text:p>7.894290758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12.2376584501969" calcext:value-type="float">
            <text:p>12.237658450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2376584501969" calcext:value-type="float">
            <text:p>12.237658450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12.09350349623" calcext:value-type="float">
            <text:p>12.093503496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09350349623" calcext:value-type="float">
            <text:p>12.093503496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10.0834331453946" calcext:value-type="float">
            <text:p>10.083433145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.0834331453946" calcext:value-type="float">
            <text:p>10.0834331454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15.291913317107" calcext:value-type="float">
            <text:p>15.291913317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.291913317107" calcext:value-type="float">
            <text:p>15.291913317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7.89429075802262" calcext:value-type="float">
            <text:p>7.89429075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.89429075802262" calcext:value-type="float">
            <text:p>7.894290758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12.2376584501969" calcext:value-type="float">
            <text:p>12.237658450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2376584501969" calcext:value-type="float">
            <text:p>12.237658450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12.09350349623" calcext:value-type="float">
            <text:p>12.093503496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09350349623" calcext:value-type="float">
            <text:p>12.093503496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10.0834331453946" calcext:value-type="float">
            <text:p>10.083433145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.0834331453946" calcext:value-type="float">
            <text:p>10.0834331454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15.291913317107" calcext:value-type="float">
            <text:p>15.291913317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.291913317107" calcext:value-type="float">
            <text:p>15.291913317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7.89429075802262" calcext:value-type="float">
            <text:p>7.89429075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.89429075802262" calcext:value-type="float">
            <text:p>7.894290758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12.2376584501969" calcext:value-type="float">
            <text:p>12.237658450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2376584501969" calcext:value-type="float">
            <text:p>12.237658450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12.09350349623" calcext:value-type="float">
            <text:p>12.093503496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09350349623" calcext:value-type="float">
            <text:p>12.093503496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10.0834331453946" calcext:value-type="float">
            <text:p>10.083433145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.0834331453946" calcext:value-type="float">
            <text:p>10.0834331454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15.291913317107" calcext:value-type="float">
            <text:p>15.291913317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.291913317107" calcext:value-type="float">
            <text:p>15.291913317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7.89429075802262" calcext:value-type="float">
            <text:p>7.89429075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.89429075802262" calcext:value-type="float">
            <text:p>7.894290758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12.2376584501969" calcext:value-type="float">
            <text:p>12.237658450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2376584501969" calcext:value-type="float">
            <text:p>12.237658450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12.09350349623" calcext:value-type="float">
            <text:p>12.093503496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09350349623" calcext:value-type="float">
            <text:p>12.093503496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10.0834331453946" calcext:value-type="float">
            <text:p>10.083433145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.0834331453946" calcext:value-type="float">
            <text:p>10.0834331454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15.291913317107" calcext:value-type="float">
            <text:p>15.291913317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.291913317107" calcext:value-type="float">
            <text:p>15.291913317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7.89429075802262" calcext:value-type="float">
            <text:p>7.89429075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.89429075802262" calcext:value-type="float">
            <text:p>7.894290758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12.2376584501969" calcext:value-type="float">
            <text:p>12.237658450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2376584501969" calcext:value-type="float">
            <text:p>12.237658450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12.09350349623" calcext:value-type="float">
            <text:p>12.093503496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09350349623" calcext:value-type="float">
            <text:p>12.093503496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10.0834331453946" calcext:value-type="float">
            <text:p>10.083433145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.0834331453946" calcext:value-type="float">
            <text:p>10.0834331454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15.291913317107" calcext:value-type="float">
            <text:p>15.291913317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.291913317107" calcext:value-type="float">
            <text:p>15.291913317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7.89429075802262" calcext:value-type="float">
            <text:p>7.89429075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.89429075802262" calcext:value-type="float">
            <text:p>7.894290758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12.2376584501969" calcext:value-type="float">
            <text:p>12.237658450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2376584501969" calcext:value-type="float">
            <text:p>12.237658450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.09350349623" calcext:value-type="float">
            <text:p>12.093503496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09350349623" calcext:value-type="float">
            <text:p>12.093503496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.0834331453946" calcext:value-type="float">
            <text:p>10.083433145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.0834331453946" calcext:value-type="float">
            <text:p>10.0834331454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.291913317107" calcext:value-type="float">
            <text:p>15.291913317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.291913317107" calcext:value-type="float">
            <text:p>15.291913317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89429075802262" calcext:value-type="float">
            <text:p>7.89429075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.89429075802262" calcext:value-type="float">
            <text:p>7.894290758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.2376584501969" calcext:value-type="float">
            <text:p>12.237658450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2376584501969" calcext:value-type="float">
            <text:p>12.237658450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23" calcext:value-type="float">
            <text:p>0.23</text:p>
          </table:table-cell>
          <table:table-cell office:value-type="float" office:value="12.09350349623" calcext:value-type="float">
            <text:p>12.093503496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09350349623" calcext:value-type="float">
            <text:p>12.093503496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23" calcext:value-type="float">
            <text:p>0.23</text:p>
          </table:table-cell>
          <table:table-cell office:value-type="float" office:value="10.0834331453946" calcext:value-type="float">
            <text:p>10.083433145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.0834331453946" calcext:value-type="float">
            <text:p>10.0834331454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23" calcext:value-type="float">
            <text:p>0.23</text:p>
          </table:table-cell>
          <table:table-cell office:value-type="float" office:value="15.291913317107" calcext:value-type="float">
            <text:p>15.291913317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.291913317107" calcext:value-type="float">
            <text:p>15.291913317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23" calcext:value-type="float">
            <text:p>0.23</text:p>
          </table:table-cell>
          <table:table-cell office:value-type="float" office:value="7.89429075802262" calcext:value-type="float">
            <text:p>7.89429075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.89429075802262" calcext:value-type="float">
            <text:p>7.894290758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8" calcext:value-type="float">
            <text:p>8</text:p>
          </table:table-cell>
          <table:table-cell office:value-type="float" office:value="0.23" calcext:value-type="float">
            <text:p>0.23</text:p>
          </table:table-cell>
          <table:table-cell office:value-type="float" office:value="12.2376584501969" calcext:value-type="float">
            <text:p>12.237658450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2376584501969" calcext:value-type="float">
            <text:p>12.2376584502</text:p>
          </table:table-cell>
        </table:table-row>
        <table:table-row table:style-name="ro1" table:number-rows-repeated="104846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7T17:07:12.010927536</dc:date>
    <meta:editing-duration>PT16S</meta:editing-duration>
    <meta:editing-cycles>1</meta:editing-cycles>
    <meta:document-statistic meta:table-count="1" meta:cell-count="666" meta:object-count="0"/>
    <meta:generator>LibreOffice/5.1.6.2$Linux_X86_64 LibreOffice_project/10m0$Build-2</meta:generator>
  </office:meta>
</office:document-meta>
</file>